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Lucida Sans" svg:font-family="'Lucida Sans'"/>
    <style:font-face style:name="Microsoft YaHei" svg:font-family="'Microsoft YaHei'"/>
    <style:font-face style:name="Noto Sans Arabic" svg:font-family="'Noto Sans Arabic'" style:font-family-generic="system" style:font-pitch="variable"/>
    <style:font-face style:name="OpenSymbol" svg:font-family="OpenSymbol"/>
    <style:font-face style:name="SimSun" svg:font-family="SimSun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asian="Arial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asian="SimSun" style:font-name-complex="Arial" style:font-size-complex="11pt" style:language-complex="ar" style:country-complex="SA"/>
    </style:style>
    <style:style style:name="P3" style:family="paragraph" style:parent-style-name="Standard" style:list-style-name="WWNum18">
      <style:text-properties fo:color="#000000" loext:opacity="100%" style:font-name="Arial" fo:font-size="11pt" fo:language="en" fo:country="US" fo:font-weight="normal" style:font-name-asian="SimSun" style:font-name-complex="Arial" style:font-size-complex="11pt" style:language-complex="ar" style:country-complex="SA"/>
    </style:style>
    <style:style style:name="P4" style:family="paragraph" style:parent-style-name="Standard">
      <style:text-properties fo:color="#000000" loext:opacity="100%" style:font-name="Arial" fo:font-size="11pt" fo:language="en" fo:country="US" style:font-name-asian="SimSun" style:font-name-complex="Arial" style:font-size-complex="11pt" style:language-complex="ar" style:country-complex="SA"/>
    </style:style>
    <style:style style:name="P5" style:family="paragraph" style:parent-style-name="Standard" style:list-style-name="WWNum10">
      <style:text-properties fo:color="#000000" loext:opacity="100%" style:font-name="Arial" fo:font-size="11pt" fo:language="en" fo:country="US" fo:font-weight="normal" style:font-name-asian="SimSun" style:font-name-complex="Arial" style:font-size-complex="11pt" style:language-complex="ar" style:country-complex="SA"/>
    </style:style>
    <style:style style:name="P6" style:family="paragraph" style:parent-style-name="Text_20_body" style:list-style-name="WWNum10">
      <style:text-properties fo:color="#000000" loext:opacity="100%" style:font-name="Arial" fo:font-size="11pt" fo:language="en" fo:country="US" fo:font-weight="normal" style:font-name-asian="SimSun" style:font-name-complex="Arial" style:font-size-complex="11pt" style:language-complex="ar" style:country-complex="SA"/>
    </style:style>
    <style:style style:name="P7" style:family="paragraph" style:parent-style-name="Text_20_body">
      <style:text-properties fo:color="#000000" loext:opacity="100%" style:font-name="Arial" fo:font-size="11pt" fo:language="en" fo:country="US" fo:font-weight="bold" style:font-name-asian="SimSun" style:font-name-complex="Arial" style:font-size-complex="11pt" style:language-complex="ar" style:country-complex="SA"/>
    </style:style>
    <style:style style:name="P8" style:family="paragraph" style:parent-style-name="Text_20_body" style:list-style-name="WWNum15">
      <style:text-properties fo:color="#000000" loext:opacity="100%" style:font-name="Arial" fo:font-size="11pt" fo:language="en" fo:country="US" style:font-name-asian="SimSun" style:font-name-complex="Arial" style:font-size-complex="11pt" style:language-complex="ar" style:country-complex="SA"/>
    </style:style>
    <style:style style:name="P9" style:family="paragraph" style:parent-style-name="List_20_Paragraph" style:list-style-name="WWNum2">
      <style:text-properties fo:color="#000000" loext:opacity="100%" style:font-name="Arial" fo:font-size="11pt" fo:language="en" fo:country="US" style:font-name-asian="SimSun" style:font-name-complex="Arial" style:font-size-complex="11pt" style:language-complex="ar" style:country-complex="SA"/>
    </style:style>
    <style:style style:name="P10" style:family="paragraph" style:parent-style-name="List_20_Paragraph" style:list-style-name="WWNum2">
      <style:text-properties fo:color="#000000" loext:opacity="100%" style:font-name="Arial" fo:font-size="11pt" fo:language="en" fo:country="US" fo:font-weight="bold" style:font-name-asian="SimSun" style:font-weight-asian="bold" style:font-name-complex="Arial" style:font-size-complex="11pt" style:language-complex="ar" style:country-complex="SA" style:font-weight-complex="bold"/>
    </style:style>
    <style:style style:name="P11" style:family="paragraph" style:parent-style-name="List_20_Paragraph" style:list-style-name="WWNum2">
      <style:text-properties fo:color="#000000" loext:opacity="100%" style:font-name="Arial" fo:font-size="11pt" fo:language="en" fo:country="US" officeooo:paragraph-rsid="0016e0e4" style:font-name-asian="SimSun" style:font-name-complex="Arial" style:font-size-complex="11pt" style:language-complex="ar" style:country-complex="SA"/>
    </style:style>
    <style:style style:name="P12" style:family="paragraph" style:parent-style-name="List_20_Paragraph" style:list-style-name="WWNum2">
      <style:text-properties fo:color="#000000" loext:opacity="100%" style:font-name="Arial" fo:font-size="11pt" fo:language="en" fo:country="US" officeooo:paragraph-rsid="0019af51" style:font-name-asian="SimSun" style:font-name-complex="Arial" style:font-size-complex="11pt" style:language-complex="ar" style:country-complex="SA"/>
    </style:style>
    <style:style style:name="P13" style:family="paragraph" style:parent-style-name="List_20_Paragraph" style:list-style-name="WWNum2">
      <style:text-properties fo:color="#000000" loext:opacity="100%" style:font-name="Arial" fo:font-size="11pt" fo:language="en" fo:country="US" officeooo:rsid="001af4b1" officeooo:paragraph-rsid="001af4b1" style:font-name-asian="SimSun" style:font-name-complex="Arial" style:font-size-complex="11pt" style:language-complex="ar" style:country-complex="SA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Arial" fo:font-size="11pt" fo:language="en" fo:country="US" style:font-name-asian="SimSun" style:font-name-complex="Arial" style:font-size-complex="11pt" style:language-complex="ar" style:country-complex="SA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/>
    </style:style>
    <style:style style:name="T165" style:family="text">
      <style:text-properties fo:font-weight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officeooo:rsid="0018b6cc"/>
    </style:style>
    <style:style style:name="T168" style:family="text">
      <style:text-properties fo:font-weight="bold" officeooo:rsid="001b7fa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BL <text:s/>Lab Assignment 1</text:p>
      <text:p text:style-name="P2">Batch: <text:span text:style-name="T163">G1</text:span><text:line-break/>Project Members:</text:p>
      <text:list text:style-name="WWNum18">
        <text:list-item>
          <text:p text:style-name="P3">Ibrahim Ansari (1032233145)<text:span text:style-name="T164"/></text:p>
        </text:list-item>
        <text:list-item>
          <text:p text:style-name="P3">Chayan Raj Bharati (1032233134)<text:span text:style-name="T164"/></text:p>
        </text:list-item>
        <text:list-item>
          <text:p text:style-name="P3">Omkar Darekar (1032232336)<text:span text:style-name="T164"/></text:p>
        </text:list-item>
        <text:list-item>
          <text:p text:style-name="P3">Mohammed Jasim (1032232360)<text:span text:style-name="T164"/></text:p>
        </text:list-item>
      </text:list>
      <text:p text:style-name="P4"><text:span text:style-name="T165">Title:</text:span> Problem Identification and Requirement Analysis</text:p>
      <text:p text:style-name="P4"><text:span text:style-name="T165">Objectives:</text:span> </text:p>
      <text:list text:style-name="WWNum10">
        <text:list-item>
          <text:p text:style-name="P5"><text:span text:style-name="Strong_20_Emphasis"><text:span text:style-name="T164">To analyze and visualize flight price trends</text:span></text:span> between different destinations to help users understand pricing patterns over time.</text:p>
        </text:list-item>
        <text:list-item>
          <text:p text:style-name="P6"><text:span text:style-name="Strong_20_Emphasis"><text:span text:style-name="T164">To compare ticket prices across different airlines</text:span></text:span> and identify which airlines offer more economical options for similar routes.</text:p>
        </text:list-item>
        <text:list-item>
          <text:p text:style-name="P6"><text:span text:style-name="Strong_20_Emphasis"><text:span text:style-name="T164">To study the impact of factors such as delays, booking time, and travel dates</text:span></text:span> on flight prices and provide useful insights for better travel planning.</text:p>
        </text:list-item>
      </text:list>
      <text:p text:style-name="P7">Scope:</text:p>
      <text:list text:style-name="WWNum15">
        <text:list-item>
          <text:p text:style-name="P8">Analyze flight price data between different routes and airlines.</text:p>
        </text:list-item>
        <text:list-item>
          <text:p text:style-name="P8">Provide visual insights using charts and graphs.</text:p>
        </text:list-item>
        <text:list-item>
          <text:p text:style-name="P8">Allow users to filter data by source, destination, airline, and date.</text:p>
        </text:list-item>
        <text:list-item>
          <text:p text:style-name="P8">The system focuses only on analysis and not on flight booking.</text:p>
        </text:list-item>
      </text:list>
      <text:p text:style-name="P2">Tasks performed:</text:p>
      <text:list text:style-name="WWNum2">
        <text:list-item>
          <text:p text:style-name="P9"><text:span text:style-name="T166">Problem Identification</text:span><text:line-break/>Selected the problem statement “Flight Price Analysis Dashboard”.</text:p>
        </text:list-item>
        <text:list-item>
          <text:p text:style-name="P10">Requirement Analysis</text:p>
          <text:list>
            <text:list-item>
              <text:p text:style-name="P11">Functional requirements include:<text:line-break/>- showing flights between destinations<text:line-break/>- providing insights on price differences between airlines<text:line-break/>- impacts of delays and booking times on flight prices</text:p>
            </text:list-item>
            <text:list-item>
              <text:p text:style-name="P9">Non-functional requirements include:<text:line-break/>- displaying real-time data<text:line-break/>- fast processing of large flight datasets using optimised NumPy operations<text:line-break/>- clearly labeled visualisations for easy interpretations of flight trends<text:line-break/><text:soft-page-break/>- robust error handling for “dirty” data or missing flight information<text:line-break/>- ability to integrate and analyze new datasets from different timeframes or regions</text:p>
            </text:list-item>
          </text:list>
        </text:list-item>
        <text:list-item>
          <text:p text:style-name="P9"><text:span text:style-name="T166">Feasibility Study</text:span><text:line-break/>Many datasets and sources of data are available for flight price information to analyze. <text:span text:style-name="T167">Datasets include:</text:span></text:p>
          <text:list>
            <text:list-item>
              <text:p text:style-name="P9"><text:a xlink:type="simple" xlink:href="https://www.kaggle.com/datasets/shubhambathwal/flight-price-prediction" text:style-name="Internet_20_link" text:visited-style-name="Visited_20_Internet_20_Link">https://www.kaggle.com/datasets/shubhambathwal/flight-price-prediction</text:a></text:p>
            </text:list-item>
            <text:list-item>
              <text:p text:style-name="P9"><text:a xlink:type="simple" xlink:href="https://www.kaggle.com/datasets/ankushsonar/flight-price-dataset-india-2019" text:style-name="Internet_20_link" text:visited-style-name="Visited_20_Internet_20_Link">https://www.kaggle.com/datasets/ankushsonar/flight-price-dataset-india-2019</text:a></text:p>
            </text:list-item>
            <text:list-item>
              <text:p text:style-name="P9"><text:a xlink:type="simple" xlink:href="https://www.kaggle.com/datasets/anshuman0427/flight-price-dataset" text:style-name="Internet_20_link" text:visited-style-name="Visited_20_Internet_20_Link">https://www.kaggle.com/datasets/anshuman0427/flight-price-dataset</text:a></text:p>
            </text:list-item>
            <text:list-item>
              <text:p text:style-name="P12"><text:a xlink:type="simple" xlink:href="https://www.kaggle.com/datasets/nikhilkhetan/indian-flight-schedules" text:style-name="Internet_20_link" text:visited-style-name="Visited_20_Internet_20_Link">https://www.kaggle.com/datasets/nikhilkhetan/indian-flight-schedules</text:a></text:p>
            </text:list-item>
            <text:list-item>
              <text:p text:style-name="P9"><text:a xlink:type="simple" xlink:href="https://www.kaggle.com/datasets/iamavyukt/goibibo-flight-data" text:style-name="Internet_20_link" text:visited-style-name="Visited_20_Internet_20_Link">https://www.kaggle.com/datasets/iamavyukt/goibibo-flight-data</text:a></text:p>
            </text:list-item>
            <text:list-item>
              <text:p text:style-name="P9"><text:a xlink:type="simple" xlink:href="https://www.kaggle.com/datasets/sohails07/global-ev-charging-station-network-2010-2026" text:style-name="Internet_20_link" text:visited-style-name="Visited_20_Internet_20_Link">https://www.kaggle.com/datasets/sohails07/global-ev-charging-station-network-2010-2026</text:a></text:p>
            </text:list-item>
          </text:list>
        </text:list-item>
        <text:list-item>
          <text:p text:style-name="P13"><text:span text:style-name="T168">Dataset Selection</text:span><text:line-break/>For the purposes of this assignment, we have selected: <text:a xlink:type="simple" xlink:href="https://www.kaggle.com/api/v1/datasets/download/shubhambathwal/flight-price-prediction" text:style-name="Internet_20_link" text:visited-style-name="Visited_20_Internet_20_Link">https://www.kaggle.com/datasets/shubhambathwal/flight-price-prediction</text:a> as the dataset due to having a large variety of data with many different flights domestically within India, suitable for our project since it must be to useful to domestic travelers.</text:p>
        </text:list-item>
      </text:list>
      <text:p text:style-name="P14"><text:span text:style-name="T165">Conclusion:</text:span> Thus, successfully identified a problem statement and analyzed its require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Lucida Sans" svg:font-family="'Lucida Sans'"/>
    <style:font-face style:name="Microsoft YaHei" svg:font-family="'Microsoft YaHei'"/>
    <style:font-face style:name="Noto Sans Arabic" svg:font-family="'Noto Sans Arabic'" style:font-family-generic="system" style:font-pitch="variable"/>
    <style:font-face style:name="OpenSymbol" svg:font-family="OpenSymbol"/>
    <style:font-face style:name="SimSun" svg:font-family="SimSun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none" fo:country="none" style:font-name-asian="Adwaita Sans" style:font-size-asian="12pt" style:language-asian="none" style:country-asian="none" style:font-family-complex="'Noto Sans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top="0in" fo:margin-bottom="0.0693in" style:contextual-spacing="false"/>
    </style:style>
    <style:style style:name="toc_20_3" style:display-name="toc 3" style:family="paragraph" style:parent-style-name="Normal">
      <style:paragraph-properties fo:margin-left="0.3055in" fo:margin-top="0in" fo:margin-bottom="0.0693in" style:contextual-spacing="false"/>
    </style:style>
    <style:style style:name="toc_20_4" style:display-name="toc 4" style:family="paragraph" style:parent-style-name="Normal">
      <style:paragraph-properties fo:margin-left="0.4583in" fo:margin-top="0in" fo:margin-bottom="0.0693in" style:contextual-spacing="false"/>
    </style:style>
    <style:style style:name="toc_20_5" style:display-name="toc 5" style:family="paragraph" style:parent-style-name="Normal">
      <style:paragraph-properties fo:margin-left="0.611in" fo:margin-top="0in" fo:margin-bottom="0.0693in" style:contextual-spacing="false"/>
    </style:style>
    <style:style style:name="toc_20_6" style:display-name="toc 6" style:family="paragraph" style:parent-style-name="Normal">
      <style:paragraph-properties fo:margin-left="0.7638in" fo:margin-top="0in" fo:margin-bottom="0.0693in" style:contextual-spacing="false"/>
    </style:style>
    <style:style style:name="toc_20_7" style:display-name="toc 7" style:family="paragraph" style:parent-style-name="Normal">
      <style:paragraph-properties fo:margin-left="0.9165in" fo:margin-top="0in" fo:margin-bottom="0.0693in" style:contextual-spacing="false"/>
    </style:style>
    <style:style style:name="toc_20_8" style:display-name="toc 8" style:family="paragraph" style:parent-style-name="Normal">
      <style:paragraph-properties fo:margin-left="1.0693in" fo:margin-top="0in" fo:margin-bottom="0.0693in" style:contextual-spacing="false"/>
    </style:style>
    <style:style style:name="toc_20_9" style:display-name="toc 9" style:family="paragraph" style:parent-style-name="Normal">
      <style:paragraph-properties fo:margin-left="1.222in" fo:margin-top="0in" fo:margin-bottom="0.0693in" style:contextual-spacing="false"/>
    </style:style>
    <style:style style:name="TOC_20_Heading" style:display-name="TOC Heading" style:family="paragraph"/>
    <style:style style:name="DStyle_5f_paragraph" style:display-name="DStyle_paragraph" style:family="paragraph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asian="SimSun" style:font-family-asian="SimSun" style:font-name-complex="Arial" style:font-family-complex="Arial" style:font-size-complex="11pt" style:language-complex="ar" style:country-complex="SA"/>
    </style:style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asian="Microsoft YaHei" style:font-family-asian="'Microsoft YaHei'" style:font-name-complex="Lucida Sans" style:font-family-complex="'Lucida San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/>
    </style:style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name-complex="Lucida Sans" style:font-family-complex="'Lucida Sans'" style:font-size-complex="9pt"/>
    </style:style>
    <style:style style:name="Index" style:family="paragraph" style:parent-style-name="Standard" style:class="index">
      <style:text-properties style:font-name-complex="Lucida Sans" style:font-family-complex="'Lucida Sans'"/>
    </style:style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asian="Arial" style:font-family-asian="Arial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34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34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649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606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6.56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6.519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6.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6.429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6.386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6.3425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>
      <style:text-properties style:font-name="Arial" fo:font-family="Arial" style:font-name-asian="Arial" style:font-family-asian="Arial" style:font-name-complex="Arial" style:font-family-complex="Arial"/>
    </style:style>
    <style:style style:name="T15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5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5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5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5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6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6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6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bullet>
      <text:list-level-style-bullet text:level="2" text:style-name="T146" loext:num-list-format="%2%" text:bullet-char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bullet>
      <text:list-level-style-bullet text:level="3" text:style-name="T147" loext:num-list-format="%3%" text:bullet-char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bullet>
      <text:list-level-style-bullet text:level="4" text:style-name="T148" loext:num-list-format="%4%" text:bullet-char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bullet>
      <text:list-level-style-bullet text:level="5" text:style-name="T149" loext:num-list-format="%5%" text:bullet-char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bullet>
      <text:list-level-style-bullet text:level="6" text:style-name="T150" loext:num-list-format="%6%" text:bullet-char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bullet>
      <text:list-level-style-bullet text:level="7" text:style-name="T151" loext:num-list-format="%7%" text:bullet-char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bullet>
      <text:list-level-style-bullet text:level="8" text:style-name="T152" loext:num-list-format="%8%" text:bullet-char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bullet>
      <text:list-level-style-bullet text:level="9" text:style-name="T153" loext:num-list-format="%9%" text:bullet-char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155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156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157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158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159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160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161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162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06T11:57:04.250876905</dc:date>
    <meta:editing-duration>PT5M8S</meta:editing-duration>
    <meta:editing-cycles>6</meta:editing-cycles>
    <meta:document-statistic meta:table-count="0" meta:image-count="0" meta:object-count="0" meta:page-count="2" meta:paragraph-count="30" meta:word-count="321" meta:character-count="2560" meta:non-whitespace-character-count="2290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